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5-07-16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5-04-17 0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5-01-3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4-10-1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4-07-16 1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4-04-16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4-01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3-10-09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3-07-11 1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2-10-11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2-07-12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2-04-14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2-01-11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1-10-12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1-07-1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1-04-1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1-01-1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0-10-20 1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0-07-1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0-06-16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20-01-22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